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Courier New" svg:font-family="Courier New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25in"/>
    </style:style>
    <style:style style:name="co3" style:family="table-column">
      <style:table-column-properties fo:break-before="auto" style:column-width="1.21875in"/>
    </style:style>
    <style:style style:name="co4" style:family="table-column">
      <style:table-column-properties fo:break-before="auto" style:column-width="1.09375in"/>
    </style:style>
    <style:style style:name="co5" style:family="table-column">
      <style:table-column-properties fo:break-before="auto" style:column-width="2.2708333333333335in"/>
    </style:style>
    <style:style style:name="co6" style:family="table-column">
      <style:table-column-properties fo:break-before="auto" style:column-width="2.52083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4.135416666666667in"/>
    </style:style>
    <style:style style:name="co9" style:family="table-column">
      <style:table-column-properties fo:break-before="auto" style:column-width="0.21875in"/>
    </style:style>
    <style:style style:name="co10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Motors">
      <style:table-properties table:display="true" style:writing-mode="lr-tb"/>
    </style:style>
    <style:style style:name="ta2" style:family="table" style:master-page-name="PageStyle_5f_Case">
      <style:table-properties table:display="true" style:writing-mode="lr-tb"/>
    </style:style>
    <style:style style:name="ta3" style:family="table" style:master-page-name="PageStyle_5f_Other Hardwar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bottom="1.0pt solid #00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2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26" style:family="table-cell" style:parent-style-name="Default" style:data-style-name="N1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7" style:family="table-cell" style:parent-style-name="Default" style:data-style-name="N1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8" style:family="table-cell" style:parent-style-name="Default" style:data-style-name="N2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Courier New" style:font-name-asian="Courier New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30" style:family="table-cell" style:parent-style-name="Default" style:data-style-name="N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1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5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6" style:family="table-cell" style:parent-style-name="Default" style:data-style-name="N1">
      <style:table-cell-properties fo:border-left="1.0pt solid #000000"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7" style:family="table-cell" style:parent-style-name="Default" style:data-style-name="N2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38" style:family="table-cell" style:parent-style-name="Default">
      <style:table-cell-properties fo:border-lef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4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7" style:family="table-cell" style:parent-style-name="Default">
      <style:table-cell-properties fo:border-lef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8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border-left="1.0pt solid #000000" fo:border-top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2" style:family="table-cell" style:parent-style-name="Default">
      <style:table-cell-properties fo:border-top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border-top="1.0pt solid #00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1.0pt solid #000000" style:vertical-align="bottom" fo:background-color="#FF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5" style:family="table-cell" style:parent-style-name="Default">
      <style:table-cell-properties style:vertical-align="bottom" fo:background-color="#FF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bottom="1.0pt solid #000000" style:vertical-align="bottom" fo:background-color="#FF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7" style:family="table-cell" style:parent-style-name="Default">
      <style:table-cell-properties fo:border-bottom="1.0pt solid #000000" style:vertical-align="bottom" fo:background-color="#FF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border-bottom="1.0pt solid #000000" fo:background-color="#FFFF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fo:border-right="1.0pt solid #000000" fo:border-bottom="1.0pt solid #000000" fo:background-color="#FFFF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 style:data-style-name="N46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 style:data-style-name="N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 style:data-style-name="N2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 style:data-style-name="N166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66" style:family="table-cell" style:parent-style-name="Default" style:data-style-name="N2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 style:data-style-name="N166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style:vertical-align="bottom" fo:background-color="#FF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70" style:family="table-cell" style:parent-style-name="Default" style:data-style-name="N2">
      <style:table-cell-properties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fo:background-color="#FFFF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 style:data-style-name="N166">
      <style:table-cell-properties style:vertical-align="bottom" fo:background-color="#FF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10" style:family="text">
      <style:text-properties style:font-name="Courier New" style:font-name-asian="Courier New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4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Motor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/>
        <table:table-column table:style-name="co6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wheel diameter [m]</text:p>
          </table:table-cell>
          <table:table-cell table:style-name="ce21" office:value-type="string">
            <text:p>max speed [m/s]</text:p>
          </table:table-cell>
          <table:table-cell table:style-name="ce21" office:value-type="string">
            <text:p>robot mass [kg]</text:p>
          </table:table-cell>
          <table:table-cell table:style-name="ce21" office:value-type="string">
            <text:p>max current [A] @4.5V? @12V?</text:p>
          </table:table-cell>
          <table:table-cell table:style-name="ce22"/>
          <table:table-cell table:style-name="ce21" office:value-type="string">
            <text:p>distance to reach max speed [m]</text:p>
          </table:table-cell>
        </table:table-row>
        <table:table-row table:style-name="ro2">
          <table:table-cell table:formula="of:=12.2/100" office:value-type="string">
            <text:p>0.122</text:p>
          </table:table-cell>
          <table:table-cell table:style-name="ce23" table:formula="of:=163*2.54/100/4.66" office:value-type="string">
            <text:p>0.89</text:p>
          </table:table-cell>
          <table:table-cell table:style-name="ce24" office:value-type="float" office:value="3.4">
            <text:p>3.4</text:p>
          </table:table-cell>
          <table:table-cell table:style-name="ce24" office:value-type="float" office:value="4">
            <text:p>4</text:p>
          </table:table-cell>
          <table:table-cell/>
          <table:table-cell table:style-name="ce25" table:formula="of:=1*12*2.54/100" office:value-type="string">
            <text:p>0.305</text:p>
          </table:table-cell>
        </table:table-row>
        <table:table-row table:style-name="ro2">
          <table:table-cell table:number-columns-repeated="5"/>
          <table:table-cell table:style-name="ce26" office:value-type="string">
            <text:p>(time to reach max speed [s])</text:p>
          </table:table-cell>
        </table:table-row>
        <table:table-row table:style-name="ro2">
          <table:table-cell/>
          <table:table-cell table:style-name="ce27" office:value-type="string">
            <text:p>max wheel RPM</text:p>
          </table:table-cell>
          <table:table-cell table:number-columns-repeated="3"/>
          <table:table-cell table:style-name="ce28" table:formula="of:=2*[.F2]/[.B2]" office:value-type="string">
            <text:p>0.69</text:p>
          </table:table-cell>
          <table:table-cell table:style-name="ce29" office:value-type="string">
            <text:p>Solve[{xm == a tm^2/2, vm == a tm}, {a, tm}]</text:p>
          </table:table-cell>
        </table:table-row>
        <table:table-row table:style-name="ro2">
          <table:table-cell/>
          <table:table-cell table:style-name="ce30" table:formula="of:=[.B2]*60/PI()/[.A2]" office:value-type="string">
            <text:p>139</text:p>
          </table:table-cell>
          <table:table-cell table:number-columns-repeated="3"/>
          <table:table-cell table:style-name="ce26" office:value-type="string">
            <text:p>required constant acceleration [m/s/s]</text:p>
          </table:table-cell>
          <table:table-cell table:style-name="ce29" office:value-type="string">
            <text:p>{{a -&gt; vm^2/(2 xm), tm -&gt; (2 xm)/vm}}</text:p>
          </table:table-cell>
        </table:table-row>
        <table:table-row table:style-name="ro2">
          <table:table-cell table:number-columns-repeated="5"/>
          <table:table-cell table:style-name="ce31" table:formula="of:=[.B2]^2/2/[.F2]" office:value-type="string">
            <text:p>1.295</text:p>
          </table:table-cell>
        </table:table-row>
        <table:table-row table:number-rows-repeated="1" table:style-name="ro1"/>
        <table:table-row table:style-name="ro2">
          <table:table-cell table:style-name="ce24" office:value-type="string">
            <text:p>(max speed is my timed walking speed)</text:p>
          </table:table-cell>
          <table:table-cell table:number-columns-repeated="4"/>
          <table:table-cell table:style-name="ce32" office:value-type="string">
            <text:p>required force per motor (of two) [N = kg m/s/s]</text:p>
          </table:table-cell>
        </table:table-row>
        <table:table-row table:style-name="ro2">
          <table:table-cell table:style-name="ce24" office:value-type="string">
            <text:p>(distance to reach max speed is just imagined)</text:p>
          </table:table-cell>
          <table:table-cell table:number-columns-repeated="4"/>
          <table:table-cell table:style-name="ce28" table:formula="of:=[.F6]*[.C2]/2" office:value-type="string">
            <text:p>2.20</text:p>
          </table:table-cell>
        </table:table-row>
        <table:table-row table:number-rows-repeated="1" table:style-name="ro1"/>
        <table:table-row table:style-name="ro2">
          <table:table-cell table:number-columns-repeated="5"/>
          <table:table-cell table:style-name="ce31" office:value-type="string">
            <text:p>required torque [Nm]</text:p>
          </table:table-cell>
          <table:table-cell table:style-name="ce33" office:value-type="string">
            <text:p>[oz in]</text:p>
          </table:table-cell>
          <table:table-cell table:style-name="ce33" office:value-type="string">
            <text:p>[kg cm]</text:p>
          </table:table-cell>
        </table:table-row>
        <table:table-row table:style-name="ro2">
          <table:table-cell table:style-name="ce34" office:value-type="string">
            <text:p>KEY</text:p>
          </table:table-cell>
          <table:table-cell table:number-columns-repeated="4"/>
          <table:table-cell table:style-name="ce31" table:formula="of:=[.F9]*[.A2]/2" office:value-type="string">
            <text:p>0.134</text:p>
          </table:table-cell>
          <table:table-cell table:style-name="ce35" table:formula="of:=[.F12]/0.27801*100/2.54" office:value-type="string">
            <text:p>19.0</text:p>
          </table:table-cell>
          <table:table-cell table:style-name="ce28" table:formula="of:=[.F12]/9.80665002864*100" office:value-type="string">
            <text:p>1.37</text:p>
          </table:table-cell>
        </table:table-row>
        <table:table-row table:style-name="ro2">
          <table:table-cell table:style-name="ce36" office:value-type="string">
            <text:p>calculated</text:p>
          </table:table-cell>
        </table:table-row>
        <table:table-row table:style-name="ro2">
          <table:table-cell table:style-name="ce37" office:value-type="string">
            <text:p>flexible</text:p>
          </table:table-cell>
          <table:table-cell/>
          <table:table-cell table:style-name="ce38"/>
          <table:table-cell table:number-columns-repeated="2" table:style-name="ce39"/>
          <table:table-cell table:style-name="ce40" office:value-type="string">
            <text:p>Mounted with the wheels I already have:</text:p>
          </table:table-cell>
          <table:table-cell table:number-columns-repeated="2" table:style-name="ce39"/>
          <table:table-cell table:style-name="ce41"/>
        </table:table-row>
        <table:table-row table:style-name="ro2">
          <table:table-cell/>
          <table:table-cell table:style-name="ce42" office:value-type="string">
            <text:p>Suggestions:</text:p>
          </table:table-cell>
          <table:table-cell table:style-name="ce43" office:value-type="string" office:value="https://www.pololu.com/product/2273">
            <text:p><text:a xlink:href="https://www.pololu.com/product/2273">https://www.pololu.com/product/2273</text:a></text:p>
          </table:table-cell>
          <table:table-cell table:style-name="ce24" office:value-type="string">
            <text:p>Stall current is 6.5 A (or 60 oz-in), rated at 6V. I have current-sensing on the driver board.</text:p>
          </table:table-cell>
          <table:table-cell table:number-columns-repeated="4"/>
          <table:table-cell table:style-name="ce44"/>
        </table:table-row>
        <table:table-row table:style-name="ro2">
          <table:table-cell table:number-columns-repeated="2"/>
          <table:table-cell table:style-name="ce45"/>
          <table:table-cell table:style-name="ce24" office:value-type="string">
            <text:p>Rated at 6V, but my battery is 16.8 fully charged (drops as much as two volts with use)</text:p>
          </table:table-cell>
          <table:table-cell table:number-columns-repeated="4"/>
          <table:table-cell table:style-name="ce44"/>
        </table:table-row>
        <table:table-row table:style-name="ro2">
          <table:table-cell table:number-columns-repeated="2"/>
          <table:table-cell table:style-name="ce43" office:value-type="string" office:value="https://www.pololu.com/product/2284">
            <text:p><text:a xlink:href="https://www.pololu.com/product/2284">https://www.pololu.com/product/2284</text:a></text:p>
          </table:table-cell>
          <table:table-cell table:style-name="ce24" office:value-type="string">
            <text:p>"Low-power." Stall current is 2.4A (or 40 oz-in), also 6V.</text:p>
          </table:table-cell>
          <table:table-cell/>
          <table:table-cell table:style-name="ce46" office:value-type="string" office:value="https://a.pololu-files.com/picture/0J2608.1200.jpg?35d6e548d9a175130d13c96b8915ed6f">
            <text:p><text:a xlink:href="https://a.pololu-files.com/picture/0J2608.1200.jpg?35d6e548d9a175130d13c96b8915ed6f">https://a.pololu-files.com/picture/0J2608.1200.jpg?35d6e548d9a175130d13c96b8915ed6f</text:a></text:p>
          </table:table-cell>
          <table:table-cell table:number-columns-repeated="2"/>
          <table:table-cell table:style-name="ce44"/>
        </table:table-row>
        <table:table-row table:style-name="ro2">
          <table:table-cell table:number-columns-repeated="2"/>
          <table:table-cell table:style-name="ce43" office:value-type="string" office:value="https://www.pololu.com/product/2824">
            <text:p><text:a xlink:href="https://www.pololu.com/product/2824">https://www.pololu.com/product/2824</text:a></text:p>
          </table:table-cell>
          <table:table-cell table:style-name="ce24" office:value-type="string">
            <text:p>Stall current is 5A (170 oz-in).</text:p>
          </table:table-cell>
          <table:table-cell/>
          <table:table-cell table:style-name="ce46" office:value-type="string" office:value="https://a.pololu-files.com/picture/0J6532.1200.jpg?601a072cc2d8b6f403d177b119e9174f">
            <text:p><text:a xlink:href="https://a.pololu-files.com/picture/0J6532.1200.jpg?601a072cc2d8b6f403d177b119e9174f">https://a.pololu-files.com/picture/0J6532.1200.jpg?601a072cc2d8b6f403d177b119e9174f</text:a></text:p>
          </table:table-cell>
          <table:table-cell table:number-columns-repeated="2"/>
          <table:table-cell table:style-name="ce44"/>
        </table:table-row>
        <table:table-row table:style-name="ro2">
          <table:table-cell table:number-columns-repeated="2"/>
          <table:table-cell table:style-name="ce47" office:value-type="string" office:value="https://www.pololu.com/product/2676">
            <text:p><text:a xlink:href="https://www.pololu.com/product/2676">https://www.pololu.com/product/2676</text:a></text:p>
          </table:table-cell>
          <table:table-cell table:style-name="ce48" office:value-type="string">
            <text:p>These guys also sell mounting brackets.</text:p>
          </table:table-cell>
          <table:table-cell table:number-columns-repeated="4" table:style-name="ce49"/>
          <table:table-cell table:style-name="ce50"/>
        </table:table-row>
        <table:table-row table:style-name="ro2">
          <table:table-cell table:number-columns-repeated="2"/>
          <table:table-cell table:style-name="ce51" office:value-type="string" office:value="http://www.robotshop.com/en/lynxmotion-12v-80-rpm-4777oz-in-1269-brushed-dc-gear-motor-encoder.html">
            <text:p><text:a xlink:href="http://www.robotshop.com/en/lynxmotion-12v-80-rpm-4777oz-in-1269-brushed-dc-gear-motor-encoder.html">http://www.robotshop.com/en/lynxmotion-12v-80-rpm-4777oz-in-1269-brushed-dc-gear-motor-encoder.html</text:a></text:p>
          </table:table-cell>
          <table:table-cell table:style-name="ce52" office:value-type="string">
            <text:p>slower, higher torque. somewhat expensive</text:p>
          </table:table-cell>
          <table:table-cell table:style-name="ce53"/>
          <table:table-cell table:style-name="ce40" office:value-type="string">
            <text:p>these four (three to left and one below) are all below 4.5 A stall current.</text:p>
          </table:table-cell>
          <table:table-cell table:style-name="ce39"/>
          <table:table-cell table:style-name="ce41"/>
        </table:table-row>
        <table:table-row table:style-name="ro2">
          <table:table-cell table:number-columns-repeated="2"/>
          <table:table-cell table:style-name="ce54" office:value-type="string" office:value="http://www.robotshop.com/en/6vdc-164-rpm-80-oz-in-gearmotor-w--encoder.html">
            <text:p><text:a xlink:href="http://www.robotshop.com/en/6vdc-164-rpm-80-oz-in-gearmotor-w--encoder.html">http://www.robotshop.com/en/6vdc-164-rpm-80-oz-in-gearmotor-w--encoder.html</text:a></text:p>
          </table:table-cell>
          <table:table-cell table:style-name="ce55" office:value-type="string">
            <text:p>rated for 9v max.</text:p>
          </table:table-cell>
          <table:table-cell table:number-columns-repeated="3"/>
          <table:table-cell table:style-name="ce44"/>
        </table:table-row>
        <table:table-row table:style-name="ro2">
          <table:table-cell table:style-name="ce42" office:value-type="string">
            <text:p>Other Information</text:p>
          </table:table-cell>
          <table:table-cell/>
          <table:table-cell table:style-name="ce47" office:value-type="string" office:value="http://www.robotshop.com/en/devantech-12v-30-1-gear-motor-encoder.html">
            <text:p><text:a xlink:href="http://www.robotshop.com/en/devantech-12v-30-1-gear-motor-encoder.html">http://www.robotshop.com/en/devantech-12v-30-1-gear-motor-encoder.html</text:a></text:p>
          </table:table-cell>
          <table:table-cell table:style-name="ce48" office:value-type="string">
            <text:p>fixed wires. </text:p>
          </table:table-cell>
          <table:table-cell table:style-name="ce56" office:value-type="string" office:value="http://www.robotshop.com/en/12v-silent-dc-motor-146rpm-encoder.html">
            <text:p><text:a xlink:href="http://www.robotshop.com/en/12v-silent-dc-motor-146rpm-encoder.html">http://www.robotshop.com/en/12v-silent-dc-motor-146rpm-encoder.html</text:a></text:p>
          </table:table-cell>
          <table:table-cell table:style-name="ce57" office:value-type="string">
            <text:p>663 pulses per rotation is somewhat low compare to the pololu options.</text:p>
          </table:table-cell>
          <table:table-cell table:style-name="ce58"/>
          <table:table-cell table:style-name="ce59"/>
        </table:table-row>
        <table:table-row table:style-name="ro2">
          <table:table-cell table:style-name="ce46" office:value-type="string" office:value="http://cdn.sparkfun.com/datasheets/Robotics/4%20Channel%20instruction%20manual.pdf">
            <text:p><text:a xlink:href="http://cdn.sparkfun.com/datasheets/Robotics/4 Channel instruction manual.pdf">http://cdn.sparkfun.com/datasheets/Robotics/4%20Channel%20instruction%20manual.pdf</text:a></text:p>
          </table:table-cell>
          <table:table-cell table:style-name="ce24" office:value-type="string">
            <text:p>motor controller datasheet</text:p>
          </table:table-cell>
        </table:table-row>
        <table:table-row table:style-name="ro2">
          <table:table-cell/>
          <table:table-cell table:style-name="ce24" office:value-type="string">
            <text:p>rated for 4.5A / channel, but I'm not sure at what voltage.</text:p>
          </table:table-cell>
        </table:table-row>
        <table:table-row table:style-name="ro2">
          <table:table-cell/>
          <table:table-cell table:style-name="ce24" office:value-type="string">
            <text:p>"Connect any 4.5V –12V DC motor with a stall
current of less than 4.5A to these pins. Exceeding 4.5A on these pins may permanently
damage this device."</text:p>
          </table:table-cell>
        </table:table-row>
        <table:table-row table:style-name="ro2">
          <table:table-cell table:style-name="ce46" office:value-type="string" office:value="https://www.pololu.com/product/1558">
            <text:p><text:a xlink:href="https://www.pololu.com/product/1558">https://www.pololu.com/product/1558</text:a></text:p>
          </table:table-cell>
          <table:table-cell table:style-name="ce24" office:value-type="string">
            <text:p>wheels currently mounted</text:p>
          </table:table-cell>
        </table:table-row>
        <table:table-row table:style-name="ro2">
          <table:table-cell/>
          <table:table-cell table:style-name="ce24"/>
        </table:table-row>
        <table:table-row table:number-rows-repeated="5" table:style-name="ro1"/>
        <table:table-row table:style-name="ro2">
          <table:table-cell table:style-name="ce24" office:value-type="string">
            <text:p>Or, I could just buy four motors. I do have four motor driver channels. :-)</text:p>
          </table:table-cell>
        </table:table-row>
        <table:table-row table:number-rows-repeated="1" table:style-name="ro1"/>
        <table:table-row table:style-name="ro2">
          <table:table-cell/>
          <table:table-cell table:style-name="ce24"/>
          <table:table-cell/>
          <table:table-cell table:number-columns-repeated="3" table:style-name="ce24"/>
        </table:table-row>
        <table:table-row table:number-rows-repeated="1" table:style-name="ro1"/>
        <table:table-row table:style-name="ro2">
          <table:table-cell table:style-name="ce21" office:value-type="string">
            <text:p>Stats from chassis whitepaper (for discarded treads, and motors with associated plastic geartrains)</text:p>
          </table:table-cell>
          <table:table-cell table:number-columns-repeated="3" table:style-name="ce49"/>
        </table:table-row>
        <table:table-row table:style-name="ro2">
          <table:table-cell table:style-name="ce24" office:value-type="string">
            <text:p>wheel diameter (measured) [m]</text:p>
          </table:table-cell>
          <table:table-cell table:style-name="ce24" office:value-type="string">
            <text:p>max speed [m/s]</text:p>
          </table:table-cell>
          <table:table-cell table:style-name="ce24" office:value-type="string">
            <text:p>max wheel RPM</text:p>
          </table:table-cell>
          <table:table-cell table:style-name="ce24" office:value-type="string">
            <text:p>gear ratio</text:p>
          </table:table-cell>
        </table:table-row>
        <table:table-row table:style-name="ro2">
          <table:table-cell table:style-name="ce60" table:formula="of:=60/1000" office:value-type="string">
            <text:p>0.060</text:p>
          </table:table-cell>
          <table:table-cell table:style-name="ce60" table:formula="of:=1*1000/3600" office:value-type="string">
            <text:p>0.278</text:p>
          </table:table-cell>
          <table:table-cell table:style-name="ce35" table:formula="of:=[.B39]/PI()/[.A39]*60" office:value-type="string">
            <text:p>88.4</text:p>
          </table:table-cell>
          <table:table-cell table:style-name="ce61" table:formula="of:=&quot;87:1&quot;" office:value-type="string">
            <text:p>87:1</text:p>
          </table:table-cell>
        </table:table-row>
        <table:table-row table:number-rows-repeated="1" table:style-name="ro1"/>
        <table:table-row table:style-name="ro2">
          <table:table-cell table:number-columns-repeated="3"/>
          <table:table-cell table:style-name="ce24" office:value-type="string">
            <text:p>output shaft stall torque [oz in]</text:p>
          </table:table-cell>
          <table:table-cell table:style-name="ce24" office:value-type="string">
            <text:p>[kg cm]</text:p>
          </table:table-cell>
        </table:table-row>
        <table:table-row table:style-name="ro2">
          <table:table-cell table:number-columns-repeated="3"/>
          <table:table-cell table:style-name="ce62" table:formula="of:=10*13.8874" office:value-type="string">
            <text:p>139</text:p>
          </table:table-cell>
          <table:table-cell table:style-name="ce63" table:formula="of:=[.D42]*[.H12]/[.G12]" office:value-type="string">
            <text:p>10.00</text:p>
          </table:table-cell>
        </table:table-row>
        <table:table-row table:number-rows-repeated="1" table:style-name="ro1"/>
        <table:table-row table:style-name="ro2">
          <table:table-cell table:number-columns-repeated="3"/>
          <table:table-cell table:style-name="ce24" office:value-type="string">
            <text:p>motor stall current [A]</text:p>
          </table:table-cell>
        </table:table-row>
        <table:table-row table:style-name="ro2">
          <table:table-cell table:number-columns-repeated="3"/>
          <table:table-cell table:style-name="ce24" office:value-type="float" office:value="2.5">
            <text:p>2.5</text:p>
          </table:table-cell>
        </table:table-row>
        <table:table-row table:number-rows-repeated="1" table:style-name="ro1"/>
        <table:table-row table:style-name="ro2">
          <table:table-cell table:number-columns-repeated="3"/>
          <table:table-cell table:style-name="ce24" office:value-type="string">
            <text:p>motor rated voltage [V]</text:p>
          </table:table-cell>
        </table:table-row>
        <table:table-row table:style-name="ro2">
          <table:table-cell table:number-columns-repeated="3"/>
          <table:table-cell table:style-name="ce24" office:value-type="float" office:value="7.2">
            <text:p>7.2</text:p>
          </table:table-cell>
        </table:table-row>
      </table:table>
      <table:table table:name="Case" table:style-name="ta2" table:print="false">
        <office:forms form:automatic-focus="false" form:apply-design-mode="false"/>
        <table:table-column table:style-name="co7" table:default-cell-style-name="ce15" table:number-columns-repeated="7"/>
        <table:table-column table:style-name="co8" table:default-cell-style-name="ce15"/>
        <table:table-column table:style-name="co9" table:default-cell-style-name="ce15"/>
        <table:table-column table:style-name="co7" table:default-cell-style-name="ce15" table:number-columns-repeated="247"/>
        <table:table-row table:style-name="ro2">
          <table:table-cell table:style-name="ce24" office:value-type="string">
            <text:p>url</text:p>
          </table:table-cell>
          <table:table-cell table:style-name="ce24" office:value-type="string">
            <text:p>L [in]</text:p>
          </table:table-cell>
          <table:table-cell table:style-name="ce24" office:value-type="string">
            <text:p>W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manufacture</text:p>
          </table:table-cell>
          <table:table-cell table:number-columns-repeated="2"/>
          <table:table-cell table:style-name="ce24" office:value-type="string">
            <text:p>comments</text:p>
          </table:table-cell>
          <table:table-cell/>
          <table:table-cell table:style-name="ce24" office:value-type="string">
            <text:p>L [mm]</text:p>
          </table:table-cell>
          <table:table-cell table:style-name="ce24" office:value-type="string">
            <text:p>W</text:p>
          </table:table-cell>
          <table:table-cell table:style-name="ce24" office:value-type="string">
            <text:p>H</text:p>
          </table:table-cell>
        </table:table-row>
        <table:table-row table:style-name="ro2">
          <table:table-cell table:style-name="ce46" office:value-type="string" office:value="http://www.circuitspecialists.com/extruded-aluminum-enclosure-6008h-85.html?otaid=gpl&amp;gclid=CIip5Kz-pskCFYn1HwodDfMElA">
            <text:p><text:a xlink:href="http://www.circuitspecialists.com/extruded-aluminum-enclosure-6008h-85.html?otaid=gpl&amp;gclid=CIip5Kz-pskCFYn1HwodDfMElA">http://www.circuitspecialists.com/extruded-aluminum-enclosure-6008h-85.html?otaid=gpl&amp;gclid=CIip5Kz-pskCFYn1HwodDfMElA</text:a></text:p>
          </table:table-cell>
          <table:table-cell table:style-name="ce63" office:value-type="float" office:value="8.5">
            <text:p>8.50</text:p>
          </table:table-cell>
          <table:table-cell table:style-name="ce63" office:value-type="float" office:value="6.14">
            <text:p>6.14</text:p>
          </table:table-cell>
          <table:table-cell table:style-name="ce63" office:value-type="float" office:value="1.98">
            <text:p>1.98</text:p>
          </table:table-cell>
          <table:table-cell table:style-name="ce24" office:value-type="string">
            <text:p>extruded aluminum, split-body</text:p>
          </table:table-cell>
          <table:table-cell/>
          <table:table-cell table:style-name="ce64" office:value-type="float" office:value="33.35">
            <text:p>$33.35</text:p>
          </table:table-cell>
          <table:table-cell table:number-columns-repeated="2"/>
          <table:table-cell table:style-name="ce62" table:formula="of:=[.B2]*2.54*10" office:value-type="string">
            <text:p>216</text:p>
          </table:table-cell>
          <table:table-cell table:style-name="ce62" table:formula="of:=[.C2]*2.54*10" office:value-type="string">
            <text:p>156</text:p>
          </table:table-cell>
          <table:table-cell table:style-name="ce62" table:formula="of:=[.D2]*2.54*10" office:value-type="string">
            <text:p>50</text:p>
          </table:table-cell>
        </table:table-row>
        <table:table-row table:style-name="ro2">
          <table:table-cell table:style-name="ce46" office:value-type="string" office:value="http://www.newark.com/bud-industries/cu-452-a/enclosure-box-aluminium/dp/05M4067?ost=05M4067&amp;ad=81515567421&amp;selectedCategoryId=&amp;CMP=KNC-GUSA-GEN-SHOPPING-NEW&amp;gclid=COHxqsv-pskCFYMbHwodqfQEYw">
            <text:p><text:a xlink:href="http://www.newark.com/bud-industries/cu-452-a/enclosure-box-aluminium/dp/05M4067?ost=05M4067&amp;ad=81515567421&amp;selectedCategoryId=&amp;CMP=KNC-GUSA-GEN-SHOPPING-NEW&amp;gclid=COHxqsv-pskCFYMbHwodqfQEYw">http://www.newark.com/bud-industries/cu-452-a/enclosure-box-aluminium/dp/05M4067?ost=05M4067&amp;ad=81515567421&amp;selectedCategoryId=&amp;CMP=KNC-GUSA-GEN-SHOPPING-NEW&amp;gclid=COHxqsv-pskCFYMbHwodqfQEYw</text:a></text:p>
          </table:table-cell>
          <table:table-cell table:style-name="ce63" table:formula="of:=127/10/2.54" office:value-type="string">
            <text:p>5.00</text:p>
          </table:table-cell>
          <table:table-cell table:style-name="ce63" table:formula="of:=102/10/2.54" office:value-type="string">
            <text:p>4.02</text:p>
          </table:table-cell>
          <table:table-cell table:style-name="ce63" table:formula="of:=51/10/2.54" office:value-type="string">
            <text:p>2.01</text:p>
          </table:table-cell>
          <table:table-cell table:style-name="ce24" office:value-type="string">
            <text:p>folded .05-inch aluminum</text:p>
          </table:table-cell>
          <table:table-cell/>
          <table:table-cell table:style-name="ce64" office:value-type="float" office:value="16">
            <text:p>$16.00</text:p>
          </table:table-cell>
          <table:table-cell table:style-name="ce24" office:value-type="string">
            <text:p>probably too small</text:p>
          </table:table-cell>
          <table:table-cell/>
          <table:table-cell table:style-name="ce62" table:formula="of:=[.B3]*2.54*10" office:value-type="string">
            <text:p>127</text:p>
          </table:table-cell>
          <table:table-cell table:style-name="ce62" table:formula="of:=[.C3]*2.54*10" office:value-type="string">
            <text:p>102</text:p>
          </table:table-cell>
          <table:table-cell table:style-name="ce62" table:formula="of:=[.D3]*2.54*10" office:value-type="string">
            <text:p>51</text:p>
          </table:table-cell>
        </table:table-row>
        <table:table-row table:style-name="ro2">
          <table:table-cell table:style-name="ce46" office:value-type="string" office:value="http://www.circuitspecialists.com/die-cast-aluminum-enclosure-1590r.html">
            <text:p><text:a xlink:href="http://www.circuitspecialists.com/die-cast-aluminum-enclosure-1590r.html">http://www.circuitspecialists.com/die-cast-aluminum-enclosure-1590r.html</text:a></text:p>
          </table:table-cell>
          <table:table-cell table:style-name="ce63" office:value-type="float" office:value="7.55">
            <text:p>7.55</text:p>
          </table:table-cell>
          <table:table-cell table:style-name="ce63" office:value-type="float" office:value="4.38">
            <text:p>4.38</text:p>
          </table:table-cell>
          <table:table-cell table:style-name="ce63" office:value-type="float" office:value="2.24">
            <text:p>2.24</text:p>
          </table:table-cell>
          <table:table-cell table:style-name="ce24" office:value-type="string">
            <text:p>die cast aluminum</text:p>
          </table:table-cell>
          <table:table-cell/>
          <table:table-cell table:style-name="ce64" office:value-type="float" office:value="12.99">
            <text:p>$12.99</text:p>
          </table:table-cell>
          <table:table-cell table:style-name="ce24" office:value-type="string">
            <text:p>EMI/RFI shielding, FWIW</text:p>
          </table:table-cell>
          <table:table-cell/>
          <table:table-cell table:style-name="ce62" table:formula="of:=[.B4]*2.54*10" office:value-type="string">
            <text:p>192</text:p>
          </table:table-cell>
          <table:table-cell table:style-name="ce62" table:formula="of:=[.C4]*2.54*10" office:value-type="string">
            <text:p>111</text:p>
          </table:table-cell>
          <table:table-cell table:style-name="ce62" table:formula="of:=[.D4]*2.54*10" office:value-type="string">
            <text:p>57</text:p>
          </table:table-cell>
        </table:table-row>
        <table:table-row table:style-name="ro2">
          <table:table-cell table:style-name="ce46" office:value-type="string" office:value="http://www.circuitspecialists.com/extruded-aluminum-enclosure-6016h-85.html">
            <text:p><text:a xlink:href="http://www.circuitspecialists.com/extruded-aluminum-enclosure-6016h-85.html">http://www.circuitspecialists.com/extruded-aluminum-enclosure-6016h-85.html</text:a></text:p>
          </table:table-cell>
          <table:table-cell table:style-name="ce63" office:value-type="float" office:value="8.5">
            <text:p>8.50</text:p>
          </table:table-cell>
          <table:table-cell table:style-name="ce63" office:value-type="float" office:value="6.15">
            <text:p>6.15</text:p>
          </table:table-cell>
          <table:table-cell table:style-name="ce63" office:value-type="float" office:value="3.092">
            <text:p>3.09</text:p>
          </table:table-cell>
          <table:table-cell table:style-name="ce24" office:value-type="string">
            <text:p>extruded aluminum, split-body</text:p>
          </table:table-cell>
          <table:table-cell/>
          <table:table-cell table:style-name="ce64" office:value-type="float" office:value="37.95">
            <text:p>$37.95</text:p>
          </table:table-cell>
          <table:table-cell table:style-name="ce24" office:value-type="string">
            <text:p>a bit expensive. good size; split aluminum might need strengthening</text:p>
          </table:table-cell>
          <table:table-cell/>
          <table:table-cell table:style-name="ce62" table:formula="of:=[.B5]*2.54*10" office:value-type="string">
            <text:p>216</text:p>
          </table:table-cell>
          <table:table-cell table:style-name="ce62" table:formula="of:=[.C5]*2.54*10" office:value-type="string">
            <text:p>156</text:p>
          </table:table-cell>
          <table:table-cell table:style-name="ce62" table:formula="of:=[.D5]*2.54*10" office:value-type="string">
            <text:p>79</text:p>
          </table:table-cell>
        </table:table-row>
        <table:table-row table:style-name="ro2">
          <table:table-cell table:style-name="ce65" office:value-type="string" office:value="http://www.mcmelectronics.com/product/DELTRON-459-0070-/21-17010">
            <text:p><text:a xlink:href="http://www.mcmelectronics.com/product/DELTRON-459-0070-/21-17010">http://www.mcmelectronics.com/product/DELTRON-459-0070-/21-17010</text:a></text:p>
          </table:table-cell>
          <table:table-cell table:style-name="ce66" table:formula="of:=222/10/2.54" office:value-type="string">
            <text:p>8.74</text:p>
          </table:table-cell>
          <table:table-cell table:style-name="ce66" table:formula="of:=146/10/2.54" office:value-type="string">
            <text:p>5.75</text:p>
          </table:table-cell>
          <table:table-cell table:style-name="ce66" table:formula="of:=55/10/2.54" office:value-type="string">
            <text:p>2.17</text:p>
          </table:table-cell>
          <table:table-cell table:style-name="ce42" office:value-type="string">
            <text:p>die cast aluminum</text:p>
          </table:table-cell>
          <table:table-cell table:style-name="ce67"/>
          <table:table-cell table:style-name="ce68" office:value-type="float" office:value="22.49">
            <text:p>$22.49</text:p>
          </table:table-cell>
          <table:table-cell table:style-name="ce42" office:value-type="string">
            <text:p>nice; a little short</text:p>
          </table:table-cell>
          <table:table-cell/>
          <table:table-cell table:style-name="ce62" table:formula="of:=[.B6]*2.54*10" office:value-type="string">
            <text:p>222</text:p>
          </table:table-cell>
          <table:table-cell table:style-name="ce62" table:formula="of:=[.C6]*2.54*10" office:value-type="string">
            <text:p>146</text:p>
          </table:table-cell>
          <table:table-cell table:style-name="ce62" table:formula="of:=[.D6]*2.54*10" office:value-type="string">
            <text:p>55</text:p>
          </table:table-cell>
        </table:table-row>
        <table:table-row table:style-name="ro2">
          <table:table-cell table:style-name="ce46" office:value-type="string" office:value="http://www.mcmelectronics.com/product/CAMDEN-BOSS-BIM2006-16-ORG-ORG-/21-15184">
            <text:p><text:a xlink:href="http://www.mcmelectronics.com/product/CAMDEN-BOSS-BIM2006-16-ORG-ORG-/21-15184">http://www.mcmelectronics.com/product/CAMDEN-BOSS-BIM2006-16-ORG-ORG-/21-15184</text:a></text:p>
          </table:table-cell>
          <table:table-cell table:style-name="ce63" office:value-type="float" office:value="7.5">
            <text:p>7.50</text:p>
          </table:table-cell>
          <table:table-cell table:style-name="ce63" table:formula="of:=4+5/16" office:value-type="string">
            <text:p>4.31</text:p>
          </table:table-cell>
          <table:table-cell table:style-name="ce63" office:value-type="float" office:value="2.25">
            <text:p>2.25</text:p>
          </table:table-cell>
          <table:table-cell table:style-name="ce24" office:value-type="string">
            <text:p>orange ABS</text:p>
          </table:table-cell>
          <table:table-cell/>
          <table:table-cell table:style-name="ce64" office:value-type="float" office:value="13.59">
            <text:p>$13.59</text:p>
          </table:table-cell>
          <table:table-cell table:style-name="ce24" office:value-type="string">
            <text:p>ABS :( orange :)</text:p>
          </table:table-cell>
          <table:table-cell/>
          <table:table-cell table:style-name="ce62" table:formula="of:=[.B7]*2.54*10" office:value-type="string">
            <text:p>191</text:p>
          </table:table-cell>
          <table:table-cell table:style-name="ce62" table:formula="of:=[.C7]*2.54*10" office:value-type="string">
            <text:p>110</text:p>
          </table:table-cell>
          <table:table-cell table:style-name="ce62" table:formula="of:=[.D7]*2.54*10" office:value-type="string">
            <text:p>57</text:p>
          </table:table-cell>
        </table:table-row>
        <table:table-row table:style-name="ro2">
          <table:table-cell table:style-name="ce46" office:value-type="string" office:value="http://www.mcmelectronics.com/product/BUD-INDUSTRIES-CU-347-/28-8644">
            <text:p><text:a xlink:href="http://www.mcmelectronics.com/product/BUD-INDUSTRIES-CU-347-/28-8644">http://www.mcmelectronics.com/product/BUD-INDUSTRIES-CU-347-/28-8644</text:a></text:p>
          </table:table-cell>
          <table:table-cell table:style-name="ce63" office:value-type="float" office:value="7.39">
            <text:p>7.39</text:p>
          </table:table-cell>
          <table:table-cell table:style-name="ce63" office:value-type="float" office:value="4.7">
            <text:p>4.70</text:p>
          </table:table-cell>
          <table:table-cell table:style-name="ce63" office:value-type="float" office:value="3.21">
            <text:p>3.21</text:p>
          </table:table-cell>
          <table:table-cell table:style-name="ce24" office:value-type="string">
            <text:p>die cast aluminum</text:p>
          </table:table-cell>
          <table:table-cell/>
          <table:table-cell table:style-name="ce64" office:value-type="float" office:value="27.8">
            <text:p>$27.80</text:p>
          </table:table-cell>
          <table:table-cell table:style-name="ce24" office:value-type="string">
            <text:p>not much longer than what I have, and narrower.</text:p>
          </table:table-cell>
          <table:table-cell/>
          <table:table-cell table:style-name="ce62" table:formula="of:=[.B8]*2.54*10" office:value-type="string">
            <text:p>188</text:p>
          </table:table-cell>
          <table:table-cell table:style-name="ce62" table:formula="of:=[.C8]*2.54*10" office:value-type="string">
            <text:p>119</text:p>
          </table:table-cell>
          <table:table-cell table:style-name="ce62" table:formula="of:=[.D8]*2.54*10" office:value-type="string">
            <text:p>82</text:p>
          </table:table-cell>
        </table:table-row>
        <table:table-row table:style-name="ro2">
          <table:table-cell table:style-name="ce69" office:value-type="string" office:value="http://www.mcmelectronics.com/product/DELTRON-459-0080-/21-17015">
            <text:p><text:a xlink:href="http://www.mcmelectronics.com/product/DELTRON-459-0080-/21-17015">http://www.mcmelectronics.com/product/DELTRON-459-0080-/21-17015</text:a></text:p>
          </table:table-cell>
          <table:table-cell table:style-name="ce70" table:formula="of:=222/10/2.54" office:value-type="string">
            <text:p>8.74</text:p>
          </table:table-cell>
          <table:table-cell table:style-name="ce70" table:formula="of:=146/10/2.54" office:value-type="string">
            <text:p>5.75</text:p>
          </table:table-cell>
          <table:table-cell table:style-name="ce70" table:formula="of:=106/10/2.54" office:value-type="string">
            <text:p>4.17</text:p>
          </table:table-cell>
          <table:table-cell table:style-name="ce55" office:value-type="string">
            <text:p>die cast aluminum</text:p>
          </table:table-cell>
          <table:table-cell table:style-name="ce71"/>
          <table:table-cell table:style-name="ce72" office:value-type="float" office:value="26.89">
            <text:p>$26.89</text:p>
          </table:table-cell>
          <table:table-cell table:style-name="ce55" office:value-type="string">
            <text:p>really good option.</text:p>
          </table:table-cell>
          <table:table-cell/>
          <table:table-cell table:style-name="ce62" table:formula="of:=[.B9]*2.54*10" office:value-type="string">
            <text:p>222</text:p>
          </table:table-cell>
          <table:table-cell table:style-name="ce62" table:formula="of:=[.C9]*2.54*10" office:value-type="string">
            <text:p>146</text:p>
          </table:table-cell>
          <table:table-cell table:style-name="ce62" table:formula="of:=[.D9]*2.54*10" office:value-type="string">
            <text:p>106</text:p>
          </table:table-cell>
        </table:table-row>
        <table:table-row table:style-name="ro2">
          <table:table-cell table:style-name="ce46" office:value-type="string" office:value="http://www.mcmelectronics.com/product/CAMDEN-BOSS-7300-3008-/21-15322">
            <text:p><text:a xlink:href="http://www.mcmelectronics.com/product/CAMDEN-BOSS-7300-3008-/21-15322">http://www.mcmelectronics.com/product/CAMDEN-BOSS-7300-3008-/21-15322</text:a></text:p>
          </table:table-cell>
          <table:table-cell table:style-name="ce63" table:formula="of:=9+7/16" office:value-type="string">
            <text:p>9.44</text:p>
          </table:table-cell>
          <table:table-cell table:style-name="ce63" table:formula="of:=6+5/16" office:value-type="string">
            <text:p>6.31</text:p>
          </table:table-cell>
          <table:table-cell table:style-name="ce63" office:value-type="float" office:value="3.5">
            <text:p>3.50</text:p>
          </table:table-cell>
          <table:table-cell table:style-name="ce24" office:value-type="string">
            <text:p>heavy duty abs</text:p>
          </table:table-cell>
          <table:table-cell/>
          <table:table-cell table:style-name="ce64" office:value-type="float" office:value="26.59">
            <text:p>$26.59</text:p>
          </table:table-cell>
          <table:table-cell table:style-name="ce24" office:value-type="string">
            <text:p>roomy</text:p>
          </table:table-cell>
          <table:table-cell/>
          <table:table-cell table:style-name="ce62" table:formula="of:=[.B10]*2.54*10" office:value-type="string">
            <text:p>240</text:p>
          </table:table-cell>
          <table:table-cell table:style-name="ce62" table:formula="of:=[.C10]*2.54*10" office:value-type="string">
            <text:p>160</text:p>
          </table:table-cell>
          <table:table-cell table:style-name="ce62" table:formula="of:=[.D10]*2.54*10" office:value-type="string">
            <text:p>89</text:p>
          </table:table-cell>
        </table:table-row>
        <table:table-row table:style-name="ro2">
          <table:table-cell table:style-name="ce65" office:value-type="string" office:value="https://www.carltonbates.com/Wall-Mount-Enclosures/BUD-INDUSTRIES/Enclosure-Natural-ADC-12/CN-5712/p/66602092198-1">
            <text:p><text:a xlink:href="https://www.carltonbates.com/Wall-Mount-Enclosures/BUD-INDUSTRIES/Enclosure-Natural-ADC-12/CN-5712/p/66602092198-1">https://www.carltonbates.com/Wall-Mount-Enclosures/BUD-INDUSTRIES/Enclosure-Natural-ADC-12/CN-5712/p/66602092198-1</text:a></text:p>
          </table:table-cell>
          <table:table-cell table:style-name="ce66" office:value-type="float" office:value="8.75">
            <text:p>8.75</text:p>
          </table:table-cell>
          <table:table-cell table:style-name="ce66" office:value-type="float" office:value="5.74">
            <text:p>5.74</text:p>
          </table:table-cell>
          <table:table-cell table:style-name="ce66" office:value-type="float" office:value="4.22">
            <text:p>4.22</text:p>
          </table:table-cell>
          <table:table-cell table:style-name="ce42" office:value-type="string">
            <text:p>die cast aluminum</text:p>
          </table:table-cell>
          <table:table-cell table:style-name="ce67"/>
          <table:table-cell table:style-name="ce68" office:value-type="float" office:value="35.7">
            <text:p>$35.70</text:p>
          </table:table-cell>
          <table:table-cell table:style-name="ce42" office:value-type="string">
            <text:p>nice, but a tad more length and width with less height would be ideal</text:p>
          </table:table-cell>
          <table:table-cell/>
          <table:table-cell table:style-name="ce62" table:formula="of:=[.B11]*2.54*10" office:value-type="string">
            <text:p>222</text:p>
          </table:table-cell>
          <table:table-cell table:style-name="ce62" table:formula="of:=[.C11]*2.54*10" office:value-type="string">
            <text:p>146</text:p>
          </table:table-cell>
          <table:table-cell table:style-name="ce62" table:formula="of:=[.D11]*2.54*10" office:value-type="string">
            <text:p>107</text:p>
          </table:table-cell>
        </table:table-row>
        <table:table-row table:style-name="ro2">
          <table:table-cell table:style-name="ce65" office:value-type="string" office:value="https://www.carltonbates.com/Wall-Mount-Enclosures/BUD-INDUSTRIES/Enclosure-Natural-ADC-12/CN-5714/p/66602092200-1">
            <text:p><text:a xlink:href="https://www.carltonbates.com/Wall-Mount-Enclosures/BUD-INDUSTRIES/Enclosure-Natural-ADC-12/CN-5714/p/66602092200-1">https://www.carltonbates.com/Wall-Mount-Enclosures/BUD-INDUSTRIES/Enclosure-Natural-ADC-12/CN-5714/p/66602092200-1</text:a></text:p>
          </table:table-cell>
          <table:table-cell table:style-name="ce66" office:value-type="float" office:value="10.81">
            <text:p>10.81</text:p>
          </table:table-cell>
          <table:table-cell table:style-name="ce66" office:value-type="float" office:value="6.89">
            <text:p>6.89</text:p>
          </table:table-cell>
          <table:table-cell table:style-name="ce66" office:value-type="float" office:value="2.64">
            <text:p>2.64</text:p>
          </table:table-cell>
          <table:table-cell table:style-name="ce42" office:value-type="string">
            <text:p>die cast aluminum</text:p>
          </table:table-cell>
          <table:table-cell table:style-name="ce67"/>
          <table:table-cell table:style-name="ce68" office:value-type="float" office:value="40.52">
            <text:p>$40.52</text:p>
          </table:table-cell>
          <table:table-cell table:style-name="ce42" office:value-type="string">
            <text:p>expensive ($41), but nice dimensions.</text:p>
          </table:table-cell>
          <table:table-cell/>
          <table:table-cell table:style-name="ce62" table:formula="of:=[.B12]*2.54*10" office:value-type="string">
            <text:p>275</text:p>
          </table:table-cell>
          <table:table-cell table:style-name="ce62" table:formula="of:=[.C12]*2.54*10" office:value-type="string">
            <text:p>175</text:p>
          </table:table-cell>
          <table:table-cell table:style-name="ce62" table:formula="of:=[.D12]*2.54*10" office:value-type="string">
            <text:p>67</text:p>
          </table:table-cell>
        </table:table-row>
        <table:table-row table:style-name="ro2">
          <table:table-cell table:number-columns-repeated="9"/>
          <table:table-cell table:number-columns-repeated="3" table:style-name="ce62"/>
        </table:table-row>
        <table:table-row table:style-name="ro2">
          <table:table-cell table:number-columns-repeated="9"/>
          <table:table-cell table:number-columns-repeated="3" table:style-name="ce62"/>
        </table:table-row>
        <table:table-row table:style-name="ro2">
          <table:table-cell table:style-name="ce24" office:value-type="string">
            <text:p>I currently have about a 6x6" surface for mounting things. It's not enough, so some boards are mounted on a mast. I would like to have enought space to lay everything flat.</text:p>
          </table:table-cell>
          <table:table-cell table:number-columns-repeated="8"/>
          <table:table-cell table:number-columns-repeated="3" table:style-name="ce62"/>
        </table:table-row>
        <table:table-row table:style-name="ro2">
          <table:table-cell table:number-columns-repeated="9"/>
          <table:table-cell table:number-columns-repeated="3" table:style-name="ce62"/>
        </table:table-row>
        <table:table-row table:style-name="ro2">
          <table:table-cell table:number-columns-repeated="9"/>
          <table:table-cell table:number-columns-repeated="3" table:style-name="ce62"/>
        </table:table-row>
        <table:table-row table:style-name="ro2">
          <table:table-cell table:number-columns-repeated="9"/>
          <table:table-cell table:number-columns-repeated="3" table:style-name="ce62"/>
        </table:table-row>
        <table:table-row table:style-name="ro2">
          <table:table-cell table:number-columns-repeated="9"/>
          <table:table-cell table:number-columns-repeated="3" table:style-name="ce62"/>
        </table:table-row>
        <table:table-row table:style-name="ro2">
          <table:table-cell table:number-columns-repeated="9"/>
          <table:table-cell table:number-columns-repeated="3" table:style-name="ce62"/>
        </table:table-row>
        <table:table-row table:style-name="ro2">
          <table:table-cell table:number-columns-repeated="9"/>
          <table:table-cell table:number-columns-repeated="3" table:style-name="ce62"/>
        </table:table-row>
        <table:table-row table:style-name="ro2">
          <table:table-cell table:number-columns-repeated="9"/>
          <table:table-cell table:number-columns-repeated="3" table:style-name="ce62"/>
        </table:table-row>
        <table:table-row table:style-name="ro2">
          <table:table-cell table:number-columns-repeated="9"/>
          <table:table-cell table:number-columns-repeated="3" table:style-name="ce62"/>
        </table:table-row>
        <table:table-row table:style-name="ro2">
          <table:table-cell table:number-columns-repeated="9"/>
          <table:table-cell table:number-columns-repeated="3" table:style-name="ce62"/>
        </table:table-row>
        <table:table-row table:style-name="ro2">
          <table:table-cell table:number-columns-repeated="9"/>
          <table:table-cell table:number-columns-repeated="3" table:style-name="ce62"/>
        </table:table-row>
      </table:table>
      <table:table table:name="Other Hardware" table:style-name="ta3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4" office:value-type="string">
            <text:p>Front wheel hardware:</text:p>
          </table:table-cell>
          <table:table-cell table:style-name="ce24"/>
        </table:table-row>
        <table:table-row table:style-name="ro2">
          <table:table-cell table:style-name="ce24" office:value-type="string">
            <text:p>4mm shafts</text:p>
          </table:table-cell>
          <table:table-cell table:style-name="ce46" office:value-type="string" office:value="http://www.makeblock.cc/d-shaft-4-128mm-4-pack/">
            <text:p><text:a xlink:href="http://www.makeblock.cc/d-shaft-4-128mm-4-pack/">http://www.makeblock.cc/d-shaft-4-128mm-4-pack/</text:a></text:p>
          </table:table-cell>
          <table:table-cell table:style-name="ce24" office:value-type="string">
            <text:p>alternately:</text:p>
          </table:table-cell>
          <table:table-cell table:style-name="ce46" office:value-type="string" office:value="https://www.servocity.com/html/4mm_precision_shafting.html#.Vn4zyHUrJhF">
            <text:p><text:a xlink:href="https://www.servocity.com/html/4mm_precision_shafting.html#.Vn4zyHUrJhF">https://www.servocity.com/html/4mm_precision_shafting.html#.Vn4zyHUrJhF</text:a></text:p>
          </table:table-cell>
        </table:table-row>
        <table:table-row table:style-name="ro2">
          <table:table-cell table:style-name="ce24" office:value-type="string">
            <text:p>4mm pillow block</text:p>
          </table:table-cell>
          <table:table-cell table:style-name="ce46" office:value-type="string" office:value="http://marketplace.letsmakerobots.com/shop/mechanical-parts/rb-lmr-23-lynxmotion-pillow-block-4mm/">
            <text:p><text:a xlink:href="http://marketplace.letsmakerobots.com/shop/mechanical-parts/rb-lmr-23-lynxmotion-pillow-block-4mm/">http://marketplace.letsmakerobots.com/shop/mechanical-parts/rb-lmr-23-lynxmotion-pillow-block-4mm/</text:a></text:p>
          </table:table-cell>
        </table:table-row>
        <table:table-row table:style-name="ro2">
          <table:table-cell table:style-name="ce24" office:value-type="string">
            <text:p>set screw shaft collars</text:p>
          </table:table-cell>
          <table:table-cell table:style-name="ce46" office:value-type="string" office:value="http://www.amazon.com/Ruland-MSC-4-SS-Collar-Stainless-Metric/dp/B0063KWBLM">
            <text:p><text:a xlink:href="http://www.amazon.com/Ruland-MSC-4-SS-Collar-Stainless-Metric/dp/B0063KWBLM">http://www.amazon.com/Ruland-MSC-4-SS-Collar-Stainless-Metric/dp/B0063KWBLM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Courier New" svg:font-family="Courier New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min-integer-digits="1" number:decimal-places="2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ime-style style:name="N46" number:truncate-on-overflow="false">
      <number:hours/>
      <number:text>:</number:text>
      <number:minutes number:style="long"/>
      <number:text>:</number:text>
    </number:time-style>
    <number:number-style style:name="N164">
      <number:number number:min-integer-digits="1" number:decimal-places="3"/>
    </number:number-style>
    <number:number-style style:name="N165">
      <number:number number:min-integer-digits="1" number:decimal-places="1"/>
    </number:number-style>
    <number:number-style style:name="N166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tors" style:display-name="PageStyle_Motor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ase" style:display-name="PageStyle_Ca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 Hardware" style:display-name="PageStyle_Other Hardwar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